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Digital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00">
            <text:p>100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3]+[.F16]+[.H12]" office:value-type="percentage" office:value="0.085">
            <text:p>8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89.583520360619">
            <text:p>$89,58</text:p>
          </table:table-cell>
          <table:table-cell table:style-name="ce13" table:formula="of:=[.G2]/1.07" office:value-type="currency" office:currency="EUR" office:value="83.7229162248775">
            <text:p>83,7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8">
            <text:p>1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">
            <text:p>10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72.761875086076">
            <text:p>$72,76</text:p>
          </table:table-cell>
          <table:table-cell table:style-name="ce14" table:formula="of:=[.G3]/1.07" office:value-type="currency" office:currency="EUR" office:value="68.0017524168934">
            <text:p>68,0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68.9520935745112">
            <text:p>68,95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65">
            <text:p>1,6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15">
            <text:p>11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61.0245550047883">
            <text:p>$61,02</text:p>
          </table:table-cell>
          <table:table-cell table:style-name="ce15" table:formula="of:=[.G4]/1.07" office:value-type="currency" office:currency="EUR" office:value="57.0322943969984">
            <text:p>57,03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4.88">
            <text:p>$4,88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table:number-columns-spanned="2" table:number-rows-spanned="1"/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10.9090909090909">
            <text:p>10,91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31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atacenter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</text:p>
          </table:table-cell>
          <table:table-cell table:style-name="ce4" office:value-type="float" office:value="2.58">
            <text:p>2,58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Digital">
            <text:p>Digital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formula="of:=[Schnell.B2]" office:value-type="currency" office:currency="EUR" office:value="100">
            <text:p>100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3]+[.F16]+[.H12]" office:value-type="percentage" office:value="0.1">
            <text:p>10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EUR" office:value="100.345782649445">
            <text:p>100,35 €</text:p>
          </table:table-cell>
          <table:table-cell table:style-name="ce13" table:formula="of:=[.G2]/1.07" office:value-type="currency" office:currency="EUR" office:value="93.7811052798551">
            <text:p>93,78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18">
            <text:p>1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115">
            <text:p>11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EUR" office:value="84.1588637668494">
            <text:p>84,16 €</text:p>
          </table:table-cell>
          <table:table-cell table:style-name="ce14" table:formula="of:=[.G3]/1.07" office:value-type="currency" office:currency="EUR" office:value="78.6531437073359">
            <text:p>78,6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79.4791664868005">
            <text:p>79,48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1.65">
            <text:p>1,6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3">
            <text:p>13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EUR" office:value="72.3911667543892">
            <text:p>72,39 €</text:p>
          </table:table-cell>
          <table:table-cell table:style-name="ce15" table:formula="of:=[.G4]/1.07" office:value-type="currency" office:currency="EUR" office:value="67.6552960321394">
            <text:p>67,66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1" office:value-type="currency" office:currency="EUR" office:value="6.73">
            <text:p>6,73 €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10.9090909090909">
            <text:p>10,91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31 M">
            <text:p>31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atacenter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26.02.2023</text:date>, <text:time>17:4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26T17:49:53.51</dc:date>
    <dc:creator>aaa </dc:creator>
    <meta:editing-duration>P3DT1H52M45S</meta:editing-duration>
    <meta:editing-cycles>53</meta:editing-cycles>
    <meta:generator>OpenOffice/4.1.5$Win32 OpenOffice.org_project/415m1$Build-9789</meta:generator>
    <meta:document-statistic meta:table-count="2" meta:cell-count="182" meta:object-count="0"/>
  </office:meta>
</office:document-meta>
</file>